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11.5pt" style:font-size-asian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usque-se certidão da 15ª Vara Criminal sobre a situação do processo a que o apenado ali responde,</text:span></text:p>
      <text:p text:style-name="P1"><text:span text:style-name="T1">especialmente sobre existência de prisão decretada.</text:span></text:p>
      <text:p text:style-name="Standard"><text:span text:style-name="T1">Voltem-me quando respond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43:28.567000000</meta:creation-date>
    <dc:date>2019-05-08T12:43:49.241000000</dc:date>
    <meta:editing-duration>PT22S</meta:editing-duration>
    <meta:editing-cycles>1</meta:editing-cycles>
    <meta:document-statistic meta:table-count="0" meta:image-count="0" meta:object-count="0" meta:page-count="1" meta:paragraph-count="3" meta:word-count="26" meta:character-count="177" meta:non-whitespace-character-count="154"/>
    <meta:generator>LibreOffice/6.0.3.2$Windows_X86_64 LibreOffice_project/8f48d515416608e3a835360314dac7e47fd0b821</meta:generator>
  </office:meta>
</office:document-meta>
</file>